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Consolas1" svg:font-family="Consolas, Menlo, 'DejaVu Sans Mono', 'Bitstream Vera Sans Mono', 'Lucida Console'"/>
    <style:font-face style:name="Open Sans" svg:font-family="'Open Sans',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7f4" officeooo:paragraph-rsid="000a87f4"/>
    </style:style>
    <style:style style:name="P2" style:family="paragraph" style:parent-style-name="Standard">
      <style:text-properties officeooo:rsid="000a87f4" officeooo:paragraph-rsid="00139e63"/>
    </style:style>
    <style:style style:name="P3" style:family="paragraph" style:parent-style-name="Standard">
      <style:text-properties officeooo:rsid="000a87f4" officeooo:paragraph-rsid="0013ead3"/>
    </style:style>
    <style:style style:name="P4" style:family="paragraph" style:parent-style-name="Standard">
      <style:text-properties officeooo:rsid="000a87f4" officeooo:paragraph-rsid="00174802"/>
    </style:style>
    <style:style style:name="P5" style:family="paragraph" style:parent-style-name="Standard">
      <style:text-properties officeooo:rsid="000a87f4" officeooo:paragraph-rsid="00175990"/>
    </style:style>
    <style:style style:name="P6" style:family="paragraph" style:parent-style-name="Standard">
      <style:text-properties officeooo:rsid="000a87f4" officeooo:paragraph-rsid="00185b08"/>
    </style:style>
    <style:style style:name="P7" style:family="paragraph" style:parent-style-name="Standard">
      <style:text-properties officeooo:rsid="000a87f4" officeooo:paragraph-rsid="001f9975"/>
    </style:style>
    <style:style style:name="P8" style:family="paragraph" style:parent-style-name="Standard">
      <style:text-properties officeooo:rsid="000a87f4" officeooo:paragraph-rsid="0020908b"/>
    </style:style>
    <style:style style:name="P9" style:family="paragraph" style:parent-style-name="Standard">
      <style:text-properties officeooo:rsid="000a87f4" officeooo:paragraph-rsid="00219eaf"/>
    </style:style>
    <style:style style:name="P10" style:family="paragraph" style:parent-style-name="Standard">
      <style:text-properties officeooo:rsid="000b0138" officeooo:paragraph-rsid="000b0138"/>
    </style:style>
    <style:style style:name="P11" style:family="paragraph" style:parent-style-name="Standard">
      <style:text-properties fo:color="#0066ff"/>
    </style:style>
    <style:style style:name="P12" style:family="paragraph" style:parent-style-name="Standard">
      <style:text-properties fo:color="#0066ff" officeooo:rsid="000b0138" officeooo:paragraph-rsid="000b0138"/>
    </style:style>
    <style:style style:name="P13" style:family="paragraph" style:parent-style-name="Standard">
      <style:text-properties fo:color="#0066ff" officeooo:rsid="000bdb40" officeooo:paragraph-rsid="000bdb40"/>
    </style:style>
    <style:style style:name="P14" style:family="paragraph" style:parent-style-name="Standard">
      <style:text-properties fo:color="#0066ff" officeooo:rsid="000dc171" officeooo:paragraph-rsid="000dc171"/>
    </style:style>
    <style:style style:name="P15" style:family="paragraph" style:parent-style-name="Standard">
      <style:paragraph-properties style:line-height-at-least="0.198in"/>
      <style:text-properties fo:color="#d4d4d4" style:font-name="Consolas" fo:font-size="10.5pt" fo:font-weight="normal" fo:background-color="#1e1e1e"/>
    </style:style>
    <style:style style:name="P16" style:family="paragraph" style:parent-style-name="Standard">
      <style:text-properties fo:color="#d4d4d4" style:font-name="Consolas" fo:font-size="10.5pt" fo:font-weight="normal" officeooo:rsid="000b0138" officeooo:paragraph-rsid="000b0138" fo:background-color="#1e1e1e"/>
    </style:style>
    <style:style style:name="P17" style:family="paragraph" style:parent-style-name="Standard">
      <style:paragraph-properties style:line-height-at-least="0.198in"/>
      <style:text-properties fo:color="#d4d4d4" fo:background-color="#1e1e1e"/>
    </style:style>
    <style:style style:name="P18" style:family="paragraph" style:parent-style-name="Standard">
      <style:paragraph-properties style:line-height-at-least="0.198in"/>
    </style:style>
    <style:style style:name="P19" style:family="paragraph" style:parent-style-name="Standard">
      <style:text-properties fo:color="#000000" officeooo:rsid="00185b08" officeooo:paragraph-rsid="00185b08"/>
    </style:style>
    <style:style style:name="P20" style:family="paragraph" style:parent-style-name="Standard">
      <style:text-properties fo:color="#000000" officeooo:rsid="00185b08" officeooo:paragraph-rsid="0019c2d2"/>
    </style:style>
    <style:style style:name="P21" style:family="paragraph" style:parent-style-name="Standard">
      <style:text-properties fo:color="#000000" officeooo:rsid="001b0ec0" officeooo:paragraph-rsid="001b0ec0"/>
    </style:style>
    <style:style style:name="P22" style:family="paragraph" style:parent-style-name="Standard">
      <style:text-properties fo:color="#000000" officeooo:rsid="001bcfdc" officeooo:paragraph-rsid="001bcfdc"/>
    </style:style>
    <style:style style:name="P23" style:family="paragraph" style:parent-style-name="Standard">
      <style:text-properties officeooo:rsid="000bdb40" officeooo:paragraph-rsid="000bdb40"/>
    </style:style>
    <style:style style:name="P24" style:family="paragraph" style:parent-style-name="Standard">
      <style:text-properties fo:color="#00cc33" officeooo:rsid="000b0138" officeooo:paragraph-rsid="000b0138"/>
    </style:style>
    <style:style style:name="P25" style:family="paragraph" style:parent-style-name="Standard">
      <style:text-properties fo:color="#009933"/>
    </style:style>
    <style:style style:name="P26" style:family="paragraph" style:parent-style-name="Standard">
      <style:text-properties fo:color="#009933" officeooo:rsid="000b0138" officeooo:paragraph-rsid="000b0138"/>
    </style:style>
    <style:style style:name="P27" style:family="paragraph" style:parent-style-name="Standard">
      <style:text-properties fo:color="#009933" officeooo:rsid="000b0138" officeooo:paragraph-rsid="000ff9ef"/>
    </style:style>
    <style:style style:name="P28" style:family="paragraph" style:parent-style-name="Standard">
      <style:text-properties fo:color="#009933" officeooo:rsid="00185b08" officeooo:paragraph-rsid="00185b08"/>
    </style:style>
    <style:style style:name="P29" style:family="paragraph" style:parent-style-name="Standard">
      <style:text-properties fo:color="#009933" officeooo:rsid="001b0ec0" officeooo:paragraph-rsid="001b0ec0"/>
    </style:style>
    <style:style style:name="P30" style:family="paragraph" style:parent-style-name="Standard">
      <style:text-properties officeooo:paragraph-rsid="00156664"/>
    </style:style>
    <style:style style:name="T1" style:family="text">
      <style:text-properties fo:color="#ff0000"/>
    </style:style>
    <style:style style:name="T2" style:family="text">
      <style:text-properties officeooo:rsid="000a87f4"/>
    </style:style>
    <style:style style:name="T3" style:family="text">
      <style:text-properties officeooo:rsid="000b0138"/>
    </style:style>
    <style:style style:name="T4" style:family="text">
      <style:text-properties style:font-name="Consolas" fo:font-size="10.5pt" fo:font-weight="normal"/>
    </style:style>
    <style:style style:name="T5" style:family="text">
      <style:text-properties fo:color="#569cd6" style:font-name="Consolas" fo:font-size="10.5pt" fo:font-weight="normal"/>
    </style:style>
    <style:style style:name="T6" style:family="text">
      <style:text-properties fo:color="#ce9178" style:font-name="Consolas" fo:font-size="10.5pt" fo:font-weight="normal"/>
    </style:style>
    <style:style style:name="T7" style:family="text">
      <style:text-properties fo:color="#ff3333"/>
    </style:style>
    <style:style style:name="T8" style:family="text">
      <style:text-properties fo:color="#ff3333" officeooo:rsid="001e41f0"/>
    </style:style>
    <style:style style:name="T9" style:family="text">
      <style:text-properties fo:color="#ff3333" officeooo:rsid="001f9975"/>
    </style:style>
    <style:style style:name="T10" style:family="text">
      <style:text-properties fo:color="#ff3333" officeooo:rsid="0020908b"/>
    </style:style>
    <style:style style:name="T11" style:family="text">
      <style:text-properties fo:color="#ff3333" officeooo:rsid="00219eaf"/>
    </style:style>
    <style:style style:name="T12" style:family="text">
      <style:text-properties fo:font-weight="bold" style:font-weight-asian="bold" style:font-weight-complex="bold"/>
    </style:style>
    <style:style style:name="T13" style:family="text">
      <style:text-properties fo:color="#009933"/>
    </style:style>
    <style:style style:name="T14" style:family="text">
      <style:text-properties fo:color="#009933" officeooo:rsid="000a87f4"/>
    </style:style>
    <style:style style:name="T15" style:family="text">
      <style:text-properties officeooo:rsid="000f12df"/>
    </style:style>
    <style:style style:name="T16" style:family="text">
      <style:text-properties fo:color="#0066ff"/>
    </style:style>
    <style:style style:name="T17" style:family="text">
      <style:text-properties fo:color="#0066ff" officeooo:rsid="000ff9ef"/>
    </style:style>
    <style:style style:name="T18" style:family="text">
      <style:text-properties fo:color="#0066ff" officeooo:rsid="00134226"/>
    </style:style>
    <style:style style:name="T19" style:family="text">
      <style:text-properties fo:color="#0066ff" officeooo:rsid="0013ead3"/>
    </style:style>
    <style:style style:name="T20" style:family="text">
      <style:text-properties fo:color="#0066ff" officeooo:rsid="00156664"/>
    </style:style>
    <style:style style:name="T21" style:family="text">
      <style:text-properties fo:color="#0066ff" officeooo:rsid="00174802"/>
    </style:style>
    <style:style style:name="T22" style:family="text">
      <style:text-properties fo:color="#0066ff" officeooo:rsid="00175990"/>
    </style:style>
    <style:style style:name="T23" style:family="text">
      <style:text-properties fo:color="#0066ff" officeooo:rsid="00185b08"/>
    </style:style>
    <style:style style:name="T24" style:family="text">
      <style:text-properties fo:color="#0066ff" officeooo:rsid="0019c2d2"/>
    </style:style>
    <style:style style:name="T25" style:family="text">
      <style:text-properties fo:color="#0066ff" officeooo:rsid="001f9975"/>
    </style:style>
    <style:style style:name="T26" style:family="text">
      <style:text-properties officeooo:rsid="00175990"/>
    </style:style>
    <style:style style:name="T27" style:family="text">
      <style:text-properties officeooo:rsid="00185b08"/>
    </style:style>
    <style:style style:name="T28" style:family="text">
      <style:text-properties officeooo:rsid="001abcad"/>
    </style:style>
    <style:style style:name="T29" style:family="text">
      <style:text-properties officeooo:rsid="001e41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Create logstash-simple.conf</text:p>
      <text:p text:style-name="P26"/>
      <text:p text:style-name="P27"><text:tab/><text:span text:style-name="T17"># So first I written a logstash conf, where inout was to read from file , apply filter with comma , take first value in city and second on count</text:span></text:p>
      <text:p text:style-name="P12"/>
      <text:p text:style-name="P16">input { </text:p>
      <text:p text:style-name="P17">    <text:span text:style-name="T4">file {</text:span></text:p>
      <text:p text:style-name="P17">    <text:span text:style-name="T5">path</text:span><text:span text:style-name="T4"> =&gt; </text:span><text:span text:style-name="T6">"C:\Users\DonMikele\Desktop\elasticsearh\cities.csv"</text:span></text:p>
      <text:p text:style-name="P17">    <text:span text:style-name="T5">start_position</text:span><text:span text:style-name="T4"> =&gt; </text:span><text:span text:style-name="T6">"beginning"</text:span></text:p>
      <text:p text:style-name="P17">    <text:span text:style-name="T5">sincedb_path</text:span><text:span text:style-name="T4"> =&gt; </text:span><text:span text:style-name="T6">"C:\Users\DonMikele\Desktop\elasticsearh\sincedb"</text:span></text:p>
      <text:p text:style-name="P17">  <text:span text:style-name="T4">}</text:span></text:p>
      <text:p text:style-name="P17">  </text:p>
      <text:p text:style-name="P17">   <text:span text:style-name="T4">}</text:span></text:p>
      <text:p text:style-name="P18"/>
      <text:p text:style-name="P17">   <text:span text:style-name="T4">filter {</text:span></text:p>
      <text:p text:style-name="P17">  <text:span text:style-name="T4">csv {</text:span></text:p>
      <text:p text:style-name="P17">    <text:span text:style-name="T5">separator</text:span><text:span text:style-name="T4"> =&gt; </text:span><text:span text:style-name="T6">","</text:span></text:p>
      <text:p text:style-name="P17">    <text:span text:style-name="T5">columns</text:span><text:span text:style-name="T4"> =&gt; [</text:span><text:span text:style-name="T6">"city"</text:span><text:span text:style-name="T4">,</text:span><text:span text:style-name="T6">"count"</text:span><text:span text:style-name="T4">]</text:span></text:p>
      <text:p text:style-name="P17">  <text:span text:style-name="T4">}</text:span></text:p>
      <text:p text:style-name="P15">}</text:p>
      <text:p text:style-name="P15">output {</text:p>
      <text:p text:style-name="P17">  <text:span text:style-name="T4">stdout { </text:span><text:span text:style-name="T5">codec</text:span><text:span text:style-name="T4"> =&gt; rubydebug }</text:span></text:p>
      <text:p text:style-name="P17">  <text:span text:style-name="T4">elasticsearch {</text:span></text:p>
      <text:p text:style-name="P17">    <text:span text:style-name="T6">"hosts"</text:span><text:span text:style-name="T4"> =&gt; </text:span><text:span text:style-name="T6">"localhost:9200"</text:span></text:p>
      <text:p text:style-name="P17">    <text:span text:style-name="T6">"index"</text:span><text:span text:style-name="T4"> =&gt; </text:span><text:span text:style-name="T6">"city"</text:span></text:p>
      <text:p text:style-name="P17">    <text:span text:style-name="T6">"document_type"</text:span><text:span text:style-name="T4"> =&gt; </text:span><text:span text:style-name="T6">"data"</text:span></text:p>
      <text:p text:style-name="P17">    <text:span text:style-name="T6">"user"</text:span><text:span text:style-name="T4"> =&gt; </text:span><text:span text:style-name="T6">"elastic"</text:span></text:p>
      <text:p text:style-name="P17">    <text:span text:style-name="T6">"password"</text:span><text:span text:style-name="T4"> =&gt; </text:span><text:span text:style-name="T6">"kikiriki"</text:span></text:p>
      <text:p text:style-name="P17">  <text:span text:style-name="T4">}</text:span></text:p>
      <text:p text:style-name="P15">}</text:p>
      <text:p text:style-name="P15"/>
      <text:p text:style-name="P11">#Then I ran with stdout codec rubydebug, nothing but debug mode where you see output in console</text:p>
      <text:p text:style-name="P15"/>
      <text:p text:style-name="P25">2. <text:span text:style-name="T3">From Logstash cmd run bin\logstash – logstash-simple.conf</text:span></text:p>
      <text:p text:style-name="Standard"/>
      <text:p text:style-name="P24"><text:span text:style-name="T13">3. Open Kibana and run</text:span></text:p>
      <text:p text:style-name="P10"><text:tab/></text:p>
      <text:p text:style-name="P10"><text:tab/><text:span text:style-name="T7">GET</text:span> _cat/indices/city?v</text:p>
      <text:p text:style-name="P10"/>
      <text:p text:style-name="P10"><text:s text:c="4"/>Result:</text:p>
      <text:p text:style-name="P10"/>
      <text:p text:style-name="P10">health status index uuid <text:s text:c="18"/><text:tab/><text:tab/>pri rep docs.count docs.deleted store.size pri.store.size</text:p>
      <text:p text:style-name="P10">green <text:s/>open <text:s text:c="2"/>city <text:s/>63eyEEdlRPaBRnoUnKaJIA <text:s text:c="2"/>1 <text:s text:c="2"/>0 <text:s text:c="5"/><text:span text:style-name="T12">19681</text:span> <text:s text:c="11"/>0 <text:s text:c="5"/>4.2mb <text:s text:c="9"/>4.2mb</text:p>
      <text:p text:style-name="P10"/>
      <text:p text:style-name="P13">We can see Logstash has imported all 19681 records.</text:p>
      <text:p text:style-name="P23"/>
      <text:p text:style-name="P23"><text:span text:style-name="T13">4. Create</text:span><text:span text:style-name="T14"> template for indexing data</text:span></text:p>
      <text:p text:style-name="P23"><text:span text:style-name="T14"/></text:p>
      <text:p text:style-name="P1"><text:soft-page-break/><text:span text:style-name="T1">PUT</text:span> /_template/city <text:s text:c="2"/></text:p>
      <text:p text:style-name="P1">{</text:p>
      <text:p text:style-name="P1"><text:s text:c="2"/>"order": 0,</text:p>
      <text:p text:style-name="P2"><text:s text:c="2"/>"template": "city", <text:tab/><text:span text:style-name="T18"># template name</text:span></text:p>
      <text:p text:style-name="P1"><text:s text:c="2"/>"settings": {</text:p>
      <text:p text:style-name="P1"><text:s text:c="4"/>"analysis": {</text:p>
      <text:p text:style-name="P1"><text:s text:c="6"/>"filter": {</text:p>
      <text:p text:style-name="P1"><text:s text:c="8"/>"autocomplete_filter": {</text:p>
      <text:p text:style-name="P3"><text:s text:c="10"/>"type": "edge_ngram", <text:s text:c="3"/><text:tab/><text:span text:style-name="T18"># </text:span><text:span text:style-name="T19">filter type</text:span></text:p>
      <text:p text:style-name="P30"><text:span text:style-name="T2"><text:s text:c="10"/>"min_gram": 2,<text:tab/><text:tab/><text:tab/></text:span><text:span text:style-name="T18"># </text:span><text:span text:style-name="T16">Minimum length of characters in a gram. Defaults to </text:span><text:span text:style-name="Source_20_Text"><text:span text:style-name="T16">1</text:span></text:span><text:span text:style-name="T16">. </text:span></text:p>
      <text:p text:style-name="P4"><text:s text:c="10"/>"max_gram": 20<text:tab/><text:tab/><text:span text:style-name="T18"># </text:span><text:span text:style-name="T20">Minimum length of characters in a gram. Defaults to </text:span><text:span text:style-name="Source_20_Text"><text:span text:style-name="T21">2</text:span></text:span><text:span text:style-name="T20">. </text:span></text:p>
      <text:p text:style-name="P1"><text:s text:c="8"/>}</text:p>
      <text:p text:style-name="P1"><text:s text:c="6"/>},</text:p>
      <text:p text:style-name="P1"><text:s text:c="6"/>"analyzer": {</text:p>
      <text:p text:style-name="P1"><text:s text:c="8"/>"autocomplete": { </text:p>
      <text:p text:style-name="P1"><text:s text:c="10"/>"type": "custom",</text:p>
      <text:p text:style-name="P1"><text:s text:c="10"/>"tokenizer": "standard",</text:p>
      <text:p text:style-name="P1"><text:s text:c="10"/>"filter": [</text:p>
      <text:p text:style-name="P1"><text:s text:c="12"/>"lowercase",</text:p>
      <text:p text:style-name="P1"><text:s text:c="12"/>"autocomplete_filter"</text:p>
      <text:p text:style-name="P1"><text:s text:c="10"/>]</text:p>
      <text:p text:style-name="P1"><text:s text:c="8"/>}</text:p>
      <text:p text:style-name="P1"><text:s text:c="6"/>}</text:p>
      <text:p text:style-name="P1"><text:s text:c="4"/>},</text:p>
      <text:p text:style-name="P1"><text:s text:c="4"/>"index": {</text:p>
      <text:p text:style-name="P7"><text:s text:c="6"/>"refresh_interval": "5s", <text:s text:c="8"/><text:span text:style-name="T8"># </text:span><text:span text:style-name="T9">Refresh interval is the time after which the data indexed should be available for search. Defatuls is 5s. You can change it to even 1ms or 1min. But if 1ms or 1sec too many request will be going. So this you can say as latency.</text:span></text:p>
      <text:p text:style-name="P8"><text:s text:c="6"/>"number_of_shards": "1", <text:s text:c="5"/><text:span text:style-name="T8"># </text:span><text:span text:style-name="T9">Next is shards, basically it is the physical partition in which your data resides. </text:span><text:span text:style-name="T10">Just consider a laptop having 1000gb disk divided in drive as C: , D:, E:, f: with 250gb each. So here, data would be divided accordingly to these many physical partition. It's suggested to have one shard per index per node.</text:span></text:p>
      <text:p text:style-name="P9"><text:s text:c="6"/>"number_of_replicas": "0" <text:s text:c="4"/><text:span text:style-name="T8"># </text:span><text:span text:style-name="T11">And replica is clone of data for node failure. This comes to picture when you have multiple node in cluster. So if one node goes down and you have replica so you don't loose the data.</text:span></text:p>
      <text:p text:style-name="P1"><text:s text:c="4"/>}</text:p>
      <text:p text:style-name="P1"><text:s text:c="2"/>},</text:p>
      <text:p text:style-name="P5"><text:s text:c="2"/>"mappings": { <text:s/><text:tab/><text:tab/><text:span text:style-name="T22"># index pattern - any index which is created with </text:span></text:p>
      <text:p text:style-name="P5"><text:s text:c="4"/>"data": {<text:tab/><text:tab/><text:tab/><text:span text:style-name="T22"># name city will have this mapping as I </text:span><text:span text:style-name="T25">associated</text:span><text:span text:style-name="T22"> index name in template</text:span></text:p>
      <text:p text:style-name="P6"><text:s text:c="6"/>"properties": {<text:tab/><text:tab/><text:span text:style-name="T22"># So even if you delete index </text:span><text:span text:style-name="T23">(</text:span><text:span text:style-name="T22">but do not delete template</text:span><text:span text:style-name="T23">), Then also </text:span></text:p>
      <text:p text:style-name="P6"><text:s text:c="8"/>"city": {<text:tab/><text:tab/><text:tab/><text:span text:style-name="T23">#</text:span><text:span text:style-name="T27"> </text:span><text:span text:style-name="T23">when you create next time it will have this mapping</text:span><text:tab/><text:tab/></text:p>
      <text:p text:style-name="P1"><text:s text:c="10"/>"type": "text",</text:p>
      <text:p text:style-name="P1"><text:s text:c="10"/>"analyzer": "autocomplete", </text:p>
      <text:p text:style-name="P1"><text:s text:c="10"/>"search_analyzer": "standard",</text:p>
      <text:p text:style-name="P1"><text:s text:c="10"/>"fields": {</text:p>
      <text:p text:style-name="P1"><text:s text:c="12"/>"keyword": {</text:p>
      <text:p text:style-name="P1"><text:s text:c="14"/>"type": "keyword",</text:p>
      <text:p text:style-name="P1"><text:s text:c="14"/>"ignore_above": 256</text:p>
      <text:p text:style-name="P1"><text:s text:c="12"/>}</text:p>
      <text:p text:style-name="P1"><text:soft-page-break/><text:s text:c="10"/>}</text:p>
      <text:p text:style-name="P1"><text:s text:c="8"/>},</text:p>
      <text:p text:style-name="P1"><text:s text:c="8"/>"count": {</text:p>
      <text:p text:style-name="P1"><text:s text:c="10"/>"type": "long"</text:p>
      <text:p text:style-name="P1"><text:s text:c="8"/>}</text:p>
      <text:p text:style-name="P1"><text:s text:c="6"/>}</text:p>
      <text:p text:style-name="P1"><text:s text:c="4"/>}</text:p>
      <text:p text:style-name="P1"><text:s text:c="2"/>},</text:p>
      <text:p text:style-name="P1"><text:s text:c="2"/>"aliases": {}</text:p>
      <text:p text:style-name="P1">}</text:p>
      <text:p text:style-name="P1"/>
      <text:p text:style-name="P14">Here <text:span text:style-name="T26">I</text:span> specif<text:span text:style-name="T26">ied</text:span> the filter for auto complete options. Type of filter is <text:span text:style-name="T15">E</text:span>dge <text:span text:style-name="T15">Ng</text:span>ram <text:span text:style-name="T15">Tokenizer</text:span> with params: “min_gram”: 2 and “max_gram”: 20</text:p>
      <text:p text:style-name="P14"/>
      <text:p text:style-name="P28"><text:span text:style-name="T28">5. </text:span>Could just you please explain to me this part of your template?</text:p>
      <text:p text:style-name="P19"/>
      <text:p text:style-name="P19">"mappings": {</text:p>
      <text:p text:style-name="P20"><text:s text:c="4"/>"data": {<text:tab/><text:tab/><text:tab/><text:tab/><text:tab/><text:span text:style-name="T24"># data as type</text:span></text:p>
      <text:p text:style-name="P20"><text:s text:c="6"/>"properties": {<text:tab/><text:tab/><text:tab/><text:tab/><text:span text:style-name="T24"># it has 2 properties means 2 fields: city and count</text:span></text:p>
      <text:p text:style-name="P19"><text:s text:c="8"/>"city": {</text:p>
      <text:p text:style-name="P20"><text:s text:c="10"/>"type": "text",<text:tab/><text:tab/><text:tab/><text:tab/><text:span text:style-name="T24"># city is of type text / string</text:span></text:p>
      <text:p text:style-name="P19"><text:s text:c="10"/>"analyzer": "autocomplete", </text:p>
      <text:p text:style-name="P19"><text:s text:c="10"/>"search_analyzer": "standard",</text:p>
      <text:p text:style-name="P19"><text:s text:c="10"/>"fields": {</text:p>
      <text:p text:style-name="P19"><text:s text:c="12"/>"keyword": {</text:p>
      <text:p text:style-name="P19"><text:s text:c="14"/>"type": "keyword",</text:p>
      <text:p text:style-name="P19"><text:s text:c="14"/>"ignore_above": 256</text:p>
      <text:p text:style-name="P19"><text:s text:c="12"/>}</text:p>
      <text:p text:style-name="P19"><text:s text:c="10"/>}</text:p>
      <text:p text:style-name="P19"><text:s text:c="8"/>},</text:p>
      <text:p text:style-name="P19"><text:s text:c="8"/>"count": {</text:p>
      <text:p text:style-name="P20"><text:s text:c="10"/>"type": "long"<text:tab/><text:tab/><text:tab/><text:tab/><text:span text:style-name="T24"># count is of type long data type</text:span></text:p>
      <text:p text:style-name="P19"><text:s text:c="8"/>}</text:p>
      <text:p text:style-name="P19"><text:s text:c="6"/>}</text:p>
      <text:p text:style-name="P19"><text:s text:c="4"/>}</text:p>
      <text:p text:style-name="P19"/>
      <text:p text:style-name="P29">6. When run the next query in Kibana:</text:p>
      <text:p text:style-name="P21"/>
      <text:p text:style-name="P21"><text:span text:style-name="T1">GET </text:span>city/_search</text:p>
      <text:p text:style-name="P21">{</text:p>
      <text:p text:style-name="P21"><text:s text:c="4"/>"query": {</text:p>
      <text:p text:style-name="P21"><text:s text:c="8"/>"match_phrase_prefix" : {</text:p>
      <text:p text:style-name="P21"><text:s text:c="12"/>"city" : "new"</text:p>
      <text:p text:style-name="P21"><text:s text:c="8"/>}</text:p>
      <text:p text:style-name="P21"><text:s text:c="4"/>},</text:p>
      <text:p text:style-name="P21"><text:s text:c="4"/>"sort" : [</text:p>
      <text:p text:style-name="P21"><text:s text:c="6"/>{"count" : {"order" : "desc"}}</text:p>
      <text:p text:style-name="P21"><text:s text:c="3"/>],</text:p>
      <text:p text:style-name="P21"><text:s text:c="3"/>"size" : 3</text:p>
      <text:p text:style-name="P21"><text:soft-page-break/>}</text:p>
      <text:p text:style-name="P21"/>
      <text:p text:style-name="P22">We get the output from 3 cities where the city with the highest count is on the top. If we omit “size” parameter then the output will consist from 10 cities (default value for size is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Consolas1" svg:font-family="Consolas, Menlo, 'DejaVu Sans Mono', 'Bitstream Vera Sans Mono', 'Lucida Console'"/>
    <style:font-face style:name="Open Sans" svg:font-family="'Open Sans',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45:24.925000000</meta:creation-date>
    <dc:date>2017-03-31T21:03:50.113000000</dc:date>
    <meta:editing-duration>PT11H47M45S</meta:editing-duration>
    <meta:editing-cycles>23</meta:editing-cycles>
    <meta:generator>LibreOffice/5.2.2.2$Windows_x86 LibreOffice_project/8f96e87c890bf8fa77463cd4b640a2312823f3ad</meta:generator>
    <meta:document-statistic meta:table-count="0" meta:image-count="0" meta:object-count="0" meta:page-count="4" meta:paragraph-count="123" meta:word-count="625" meta:character-count="4379" meta:non-whitespace-character-count="3108"/>
  </office:meta>
</office:document-meta>
</file>